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Heading">
      <style:paragraph-properties fo:margin-top="0in" fo:margin-bottom="0.278in" style:contextual-spacing="false"/>
      <style:text-properties fo:font-size="20pt" style:font-size-asian="20pt"/>
    </style:style>
    <style:style style:name="P3" style:family="paragraph" style:parent-style-name="Heading_20_1" style:master-page-name="Convert_20_1">
      <style:paragraph-properties style:page-number="1"/>
    </style:style>
    <style:style style:name="P4" style:family="paragraph" style:parent-style-name="Heading_20_2">
      <style:text-properties officeooo:paragraph-rsid="002241d1"/>
    </style:style>
    <style:style style:name="P5" style:family="paragraph" style:parent-style-name="Standard">
      <style:text-properties officeooo:rsid="002241d1" officeooo:paragraph-rsid="002241d1"/>
    </style:style>
    <style:style style:name="P6" style:family="paragraph" style:parent-style-name="Standard">
      <style:text-properties officeooo:paragraph-rsid="0023e56b"/>
    </style:style>
    <style:style style:name="P7" style:family="paragraph" style:parent-style-name="level_20_3_20_text" style:list-style-name="">
      <style:paragraph-properties fo:margin-left="0.9374in" fo:margin-right="0in" fo:text-indent="0in" style:auto-text-indent="false"/>
    </style:style>
    <style:style style:name="P8"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9" style:family="paragraph" style:parent-style-name="line" style:master-page-name="Standard">
      <style:paragraph-properties style:page-number="1"/>
    </style:style>
    <style:style style:name="P10" style:family="paragraph" style:parent-style-name="template">
      <style:text-properties officeooo:paragraph-rsid="001c80b5"/>
    </style:style>
    <style:style style:name="P11" style:family="paragraph" style:parent-style-name="template">
      <style:text-properties officeooo:paragraph-rsid="001e7c70"/>
    </style:style>
    <style:style style:name="P12" style:family="paragraph" style:parent-style-name="template">
      <style:text-properties officeooo:paragraph-rsid="00204960"/>
    </style:style>
    <style:style style:name="P13" style:family="paragraph" style:parent-style-name="template" style:list-style-name="L1"/>
    <style:style style:name="P14" style:family="paragraph" style:parent-style-name="template">
      <style:text-properties officeooo:paragraph-rsid="002241d1"/>
    </style:style>
    <style:style style:name="T1" style:family="text">
      <style:text-properties fo:font-size="20pt" style:font-size-asian="20pt"/>
    </style:style>
    <style:style style:name="T2" style:family="text">
      <style:text-properties style:font-name="Times New Roman" style:font-name-complex="Times New Roman"/>
    </style:style>
    <style:style style:name="T3" style:family="text">
      <style:text-properties fo:font-size="12pt" style:font-size-asian="12pt"/>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01baf67" style:font-style-asian="normal" style:font-style-complex="normal"/>
    </style:style>
    <style:style style:name="T7" style:family="text">
      <style:text-properties fo:font-style="normal" officeooo:rsid="001c80b5" style:font-style-asian="normal" style:font-style-complex="normal"/>
    </style:style>
    <style:style style:name="T8" style:family="text">
      <style:text-properties fo:font-style="normal" officeooo:rsid="001e7c70" style:font-style-asian="normal" style:font-style-complex="normal"/>
    </style:style>
    <style:style style:name="T9" style:family="text">
      <style:text-properties fo:font-style="normal" officeooo:rsid="001f9c43" style:font-style-asian="normal" style:font-style-complex="normal"/>
    </style:style>
    <style:style style:name="T10" style:family="text">
      <style:text-properties fo:font-style="normal" officeooo:rsid="00204960" style:font-style-asian="normal" style:font-style-complex="normal"/>
    </style:style>
    <style:style style:name="T11" style:family="text">
      <style:text-properties fo:font-style="normal" officeooo:rsid="0021bd3a" style:font-style-asian="normal" style:font-style-complex="normal"/>
    </style:style>
    <style:style style:name="T12" style:family="text">
      <style:text-properties fo:font-style="normal" officeooo:rsid="002241d1" style:font-style-asian="normal" style:font-style-complex="normal"/>
    </style:style>
    <style:style style:name="T13" style:family="text">
      <style:text-properties fo:font-style="normal" officeooo:rsid="0023e56b" style:font-style-asian="normal" style:font-style-complex="normal"/>
    </style:style>
    <style:style style:name="T14" style:family="text">
      <style:text-properties officeooo:rsid="002241d1"/>
    </style:style>
    <style:style style:name="T15" style:family="text">
      <style:text-properties officeooo:rsid="0023e5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Heading">Software Requirements Specification</text:p>
      <text:p text:style-name="P2">for</text:p>
      <text:p text:style-name="Heading">&lt;Project&gt;</text:p>
      <text:p text:style-name="ByLine">Version 1.0 approved</text:p>
      <text:p text:style-name="ByLine">Prepared by &lt;author&gt;</text:p>
      <text:p text:style-name="ByLine">&lt;organization&gt;</text:p>
      <text:p text:style-name="ByLine">&lt;date created&gt;</text:p>
      <text:h text:style-name="P3" text:outline-level="1">Introduction</text:h>
      <text:h text:style-name="Heading_20_2" text:outline-level="2">Purpose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P11"><text:tab/></text:p>
      <text:p text:style-name="P11"><text:span text:style-name="T6"><text:tab/>The purpose of this document is to outline the features </text:span><text:span text:style-name="T8">and operations of V1.0 of an <text:s text:c="8"/>e-</text:span><text:span text:style-name="T11">c</text:span><text:span text:style-name="T8">ommerce web app. </text:span><text:span text:style-name="T6">This SRS </text:span><text:span text:style-name="T7">details </text:span><text:span text:style-name="T11">requirements</text:span><text:span text:style-name="T7"> for frontend operations </text:span><text:span text:style-name="T8">using</text:span><text:span text:style-name="T7"> nodeJS, backend operations </text:span><text:span text:style-name="T8">using</text:span><text:span text:style-name="T7"> python, and database operations </text:span><text:span text:style-name="T8">using</text:span><text:span text:style-name="T7"> MariaDB. </text:span><text:span text:style-name="T8">This document </text:span><text:span text:style-name="T11">also</text:span><text:span text:style-name="T8"> includes </text:span><text:span text:style-name="T11">sample </text:span><text:span text:style-name="T6">workflow</text:span><text:span text:style-name="T8">s</text:span><text:span text:style-name="T6"> of specific operations such as purchasing and adding items to inventory </text:span><text:span text:style-name="T8">and overviews of class implementations. </text:span><text:span text:style-name="T11">Finally, this document includes nonfunctional requirements. </text:span></text:p>
      <text:p text:style-name="P11"><text:span text:style-name="T7"/></text:p>
      <text:p text:style-name="P11"><text:span text:style-name="T7"/></text:p>
      <text:h text:style-name="Heading_20_2" text:outline-level="2">Document Conventions</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p text:style-name="template"/>
      <text:h text:style-name="Heading_20_2" text:outline-level="2">Intended Audience and Reading </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12"><text:tab/><text:span text:style-name="T9">This document is in</text:span><text:span text:style-name="T10">tended to provide the lab instructor, class instructor, and project manager an overview of the projects design and implementation. It additionally serves as a guideline for developers during development and testing. This document can be viewed in any order; however, it is advised to read each section sequentially. Furthermore, a glossary is included at the end of this document for readers’ convenience.</text:span></text:p>
      <text:p text:style-name="P12"><text:span text:style-name="T10"/></text:p>
      <text:h text:style-name="Heading_20_2" text:outline-level="2">Product Scope</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p text:style-name="P10"><text:tab/><text:span text:style-name="T6">The goal of this web application is to provide a space </text:span><text:span text:style-name="T11">for</text:span><text:span text:style-name="T6"> </text:span><text:span text:style-name="T7">e-commerce. Users will be able to login with a username and password and then perform actions based on their specific role. </text:span><text:soft-page-break/><text:span text:style-name="T7">Buyers can view, compare, and purchase items. Sellers can sell items and update their inventories. Admins can oversee all actions and </text:span><text:span text:style-name="T9">manage other users’ accounts. The end goal of this project is an e-commerce platform that is quick and reliable for all members.</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list xml:id="list967142712" text:style-name="L1">
        <text:list-item>
          <text:p text:style-name="P13"><text:a xlink:type="simple" xlink:href="https://nodejs.org/en/docs/" text:style-name="Internet_20_link" text:visited-style-name="Visited_20_Internet_20_Link">https://nodejs.org/en/docs/</text:a></text:p>
        </text:list-item>
        <text:list-item>
          <text:p text:style-name="P13"><text:a xlink:type="simple" xlink:href="https://docs.python.org/3/" text:style-name="Internet_20_link" text:visited-style-name="Visited_20_Internet_20_Link">https://docs.python.org/3/</text:a></text:p>
        </text:list-item>
        <text:list-item>
          <text:p text:style-name="P13">https://dev.mysql.com/doc/connector-python/en/</text:p>
        </text:list-item>
      </text:list>
      <text:p text:style-name="template"><text:tab/></text:p>
      <text:h text:style-name="Heading_20_1" text:outline-level="1">Overall Description</text:h>
      <text:h text:style-name="Heading_20_2" text:outline-level="2">Product Perspective</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unctions</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soft-page-break/>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1" text:outline-level="1">System Features</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System Feature 1</text:h>
      <text:p text:style-name="template">&lt;Don’t really say “System Feature 1.” State the feature name in just a few words.&gt;</text:p>
      <text:p text:style-name="level_20_4">4.1.1<text:tab/>Description and Priority</text:p>
      <text:p text:style-name="P7">&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7">&lt;List the sequences of user actions and system responses that stimulate the behavior defined for this feature. These will correspond to the dialog elements associated with use cases.&gt;</text:p>
      <text:p text:style-name="level_20_4">4.1.3<text:tab/>Functional Requirements</text:p>
      <text:p text:style-name="P7">&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8"/>
      <text:p text:style-name="P7">&lt;Each requirement should be uniquely identified with a sequence number or a meaningful tag of some kind.&gt;</text:p>
      <text:p text:style-name="P8"/>
      <text:p text:style-name="requirement">REQ-1:<text:tab/></text:p>
      <text:p text:style-name="requirement">REQ-2:<text:tab/></text:p>
      <text:h text:style-name="Heading_20_2" text:outline-level="2"><text:soft-page-break/>System Feature 2 (and so on)</text:h>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emplate"/>
      <text:h text:style-name="P4" text:outline-level="2"><text:soft-page-break/><text:span text:style-name="T14">Database Requirements</text:span></text:h>
      <text:p text:style-name="P14"><text:span text:style-name="T12">5.1.1 Database Description</text:span></text:p>
      <text:p text:style-name="P14"><text:span text:style-name="T12"><text:tab/></text:span></text:p>
      <text:p text:style-name="P14"><text:span text:style-name="T12"><text:tab/>The database for this project will be implemented using MariaDB. The system will be made <text:tab/>up of four relational databases to house user, item, cart, and inventory information. <text:tab/>Alterations to the database will be made using the python MySQL Connector driver. </text:span></text:p>
      <text:p text:style-name="P14"><text:span text:style-name="T12"/></text:p>
      <text:p text:style-name="P5"><text:span text:style-name="T5">5.1.2 Database Requirements</text:span></text:p>
      <text:p text:style-name="P5"><text:span text:style-name="T5"><text:tab/></text:span></text:p>
      <text:p text:style-name="P5"><text:span text:style-name="T5"><text:tab/>REQ1: Information in the database will be organized such that each table contains only <text:tab/><text:tab/><text:tab/>relevant data and foreign keys will be implemented to keep table sizes manageable.</text:span></text:p>
      <text:p text:style-name="P5"><text:span text:style-name="T5"><text:tab/></text:span></text:p>
      <text:p text:style-name="P5"><text:span text:style-name="T5"><text:tab/>REQ2: Alterations to database entries will b</text:span><text:span text:style-name="T13">e reliable and accurate, and changes will only be <text:s text:c="3"/><text:tab/><text:tab/>submitted at appropriate times (e.g. when a user checks out or creates a new account) </text:span></text:p>
      <text:p text:style-name="P6"><text:tab/></text:p>
      <text:p text:style-name="P6"><text:span text:style-name="T15"><text:tab/>REQ3: Users will be able to access information about their account as well as previous <text:tab/><text:tab/><text:tab/>order history. </text:span></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4">.&gt;</text:span></text:p>
      <text:p text:style-name="TOCEntry">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Software<text:span text:style-name="MT1"> </text:span>Requirements Specification for &lt;Project&gt;<text:tab/><text:tab/>Page <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dc:subject/>
    <meta:keyword/>
    <dc:description/>
    <meta:initial-creator>Doris Sturzenberger</meta:initial-creator>
    <meta:creation-date>1998-03-30T07:29:00</meta:creation-date>
    <dc:date>2023-02-09T19:27:25.327308081</dc:date>
    <meta:editing-cycles>56</meta:editing-cycles>
    <meta:editing-duration>PT3H7M43S</meta:editing-duration>
    <meta:generator>LibreOffice/7.3.7.2$Linux_X86_64 LibreOffice_project/30$Build-2</meta:generator>
    <meta:document-statistic meta:table-count="0" meta:image-count="0" meta:object-count="0" meta:page-count="7" meta:paragraph-count="80" meta:word-count="1637" meta:character-count="11016" meta:non-whitespace-character-count="9434"/>
  </office:meta>
</office:document-meta>
</file>